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31cm" fo:min-width="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9cm" fo:min-width="5cm"/>
      <style:paragraph-properties style:writing-mode="lr-tb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4.31cm" fo:min-width="5cm"/>
      <style:paragraph-properties style:writing-mode="lr-tb"/>
    </style:style>
    <style:style style:name="gr4" style:family="graphic" style:parent-style-name="standard" style:list-style-name="L1">
      <style:graphic-properties draw:fill-color="#ffffff" draw:textarea-horizontal-align="justify" draw:textarea-vertical-align="middle" draw:auto-grow-height="false" fo:min-height="4.5cm" fo:min-width="5cm"/>
      <style:paragraph-properties style:writing-mode="lr-tb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3.06cm" fo:min-width="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5cm" fo:min-width="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4.31cm" fo:min-width="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31cm" fo:min-width="5.5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19cm" fo:min-width="5.5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31cm" fo:min-width="5.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3.06cm" fo:min-width="5cm"/>
      <style:paragraph-properties style:writing-mode="lr-tb"/>
    </style:style>
    <style:style style:name="gr12" style:family="graphic" style:parent-style-name="standard" style:list-style-name="L1">
      <style:graphic-properties draw:fill-color="#ffffff" draw:textarea-horizontal-align="justify" draw:textarea-vertical-align="middle" draw:auto-grow-height="false" fo:min-height="1cm" fo:min-width="2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2.56cm" svg:x="1cm" svg:y="2.44cm">
          <text:p text:style-name="P1"><text:span text:style-name="T1">- name: Name</text:span></text:p>
          <text:p text:style-name="P1"><text:span text:style-name="T1">- address: Address</text:span></text:p>
          <text:p text:style-name="P1"><text:span text:style-name="T1">- cqc_rating: CQC_Scores[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1.44cm" svg:x="1cm" svg:y="1cm">
          <text:p text:style-name="P3"><text:span text:style-name="T2">G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cm" svg:height="4.56cm" svg:x="1cm" svg:y="4.94cm">
          <text:p text:style-name="P5"><text:span text:style-name="T1"/></text:p>
          <text:p text:style-name="P5"><text:span text:style-name="T3">- set_name: String</text:span></text:p>
          <text:p text:style-name="P5"><text:span text:style-name="T1">- set_address: String[]</text:span></text:p>
          <text:p text:style-name="P5"><text:span text:style-name="T1">- get_address: String[]</text:span></text:p>
          <text:p text:style-name="P5"><text:span text:style-name="T1">- set_cqc_rating: String[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1.44cm" svg:x="7.5cm" svg:y="1cm">
          <text:p text:style-name="P3"><text:span text:style-name="T2">Do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cm" svg:height="4.75cm" svg:x="7.5cm" svg:y="5.75cm">
          <text:p text:style-name="P5"><text:span text:style-name="T1">- set_add_disqualifications: String[]</text:span></text:p>
          <text:p text:style-name="P5"><text:span text:style-name="T1">- set_add_qualifications: String[]</text:span></text:p>
          <text:p text:style-name="P5"><text:span text:style-name="T1">- set_pay_band: int</text:span></text:p>
          <text:p text:style-name="P5"><text:span text:style-name="T1">- get_pay_band: int</text:span></text:p>
          <text:p text:style-name="P5"><text:span text:style-name="T1">- get_all_details: String[]</text:span></text:p>
          <text:p text:style-name="P5"><text:span text:style-name="T1">- set_current_staff: boolean</text:span></text:p>
          <text:p text:style-name="P5"><text:span text:style-name="T1">- get_current_staff: boolea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5cm" svg:height="3.31cm" svg:x="14cm" svg:y="2.44cm">
          <text:p text:style-name="P5"><text:span text:style-name="T1">- forename: String</text:span></text:p>
          <text:p text:style-name="P5"><text:span text:style-name="T1">- surname: String</text:span></text:p>
          <text:p text:style-name="P5"><text:span text:style-name="T1">- home_address: Address</text:span></text:p>
          <text:p text:style-name="P5"><text:span text:style-name="T1">- conditions: Medical_conditions[]</text:span></text:p>
          <text:p text:style-name="P5"><text:span text:style-name="T1">- prescriptions: Prescriptions[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1.44cm" svg:x="14cm" svg:y="1cm">
          <text:p text:style-name="P3"><text:span text:style-name="T2">Pat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5cm" svg:height="3.75cm" svg:x="14cm" svg:y="5.75cm">
          <text:p text:style-name="P5"><text:span text:style-name="T1">- set_new_condition: St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5.5cm" svg:height="2.56cm" svg:x="21cm" svg:y="2.44cm">
          <text:p text:style-name="P5"><text:span text:style-name="T1">- time: Time</text:span></text:p>
          <text:p text:style-name="P5"><text:span text:style-name="T1">- location: Address</text:span></text:p>
          <text:p text:style-name="P5"><text:span text:style-name="T1">-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1.44cm" svg:x="21cm" svg:y="1cm">
          <text:p text:style-name="P3"><text:span text:style-name="T2">Appoint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5cm" svg:height="4.56cm" svg:x="21cm" svg:y="4.94cm">
          <text:p text:style-name="P5"><text:span text:style-name="T1">- set_time: String</text:span></text:p>
          <text:p text:style-name="P5"><text:span text:style-name="T1">- get_time: String</text:span></text:p>
          <text:p text:style-name="P5"><text:span text:style-name="T1">- set_location: String</text:span></text:p>
          <text:p text:style-name="P5"><text:span text:style-name="T1">- get_location: String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cm" svg:height="2.56cm" svg:x="15.25cm" svg:y="11.69cm">
          <text:p text:style-name="P5"><text:span text:style-name="T1">- set_new_condition: String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cm" svg:height="1.44cm" svg:x="15.25cm" svg:y="10.25cm">
          <text:p text:style-name="P3"><text:span text:style-name="T2">Patient record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cm" svg:height="3.56cm" svg:x="15.25cm" svg:y="14.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5cm" svg:height="3.31cm" svg:x="7.5cm" svg:y="2.44cm">
          <text:p text:style-name="P1"><text:span text:style-name="T1">- name: Name</text:span></text:p>
          <text:p text:style-name="P1"><text:span text:style-name="T1">- home_address: Address</text:span></text:p>
          <text:p text:style-name="P1"><text:span text:style-name="T1">- qualifications: Qualifications[]</text:span></text:p>
          <text:p text:style-name="P1"><text:span text:style-name="T1">- disqualifications: Disqualifications[]</text:span></text:p>
          <text:p text:style-name="P1"><text:span text:style-name="T1">- pay_band: int</text:span></text:p>
          <text:p text:style-name="P1"><text:span text:style-name="T1">- current_staff: bool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7.5cm" svg:height="1.25cm" svg:x="1cm" svg:y="18.75cm">
          <text:p text:style-name="P5"><text:span text:style-name="T1">Note: UML diagram features attributes with classes not defined here, but they could be hacked as String instead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7:02:12.681921873</meta:creation-date>
    <dc:date>2024-02-05T17:29:42.286444229</dc:date>
    <meta:editing-duration>PT27M22S</meta:editing-duration>
    <meta:editing-cycles>16</meta:editing-cycles>
    <meta:generator>LibreOffice/7.4.7.2$Linux_X86_64 LibreOffice_project/40$Build-2</meta:generator>
    <meta:document-statistic meta:object-count="16"/>
  </office:meta>
</office:document-meta>
</file>